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style="normal" style:font-style-asian="normal" style:font-style-complex="normal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 fo:break-before="page"/>
    </style:style>
    <style:style style:name="P4" style:family="paragraph" style:parent-style-name="Heading_20_1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>THE DEATH OF THE GRAND DUCHY</text:p>
      <text:p text:style-name="P2"/>
      <text:p text:style-name="P2">GAME DESIGN DOCUMENT</text:p>
      <text:p text:style-name="P3"/>
      <text:h text:style-name="P4" text:outline-level="1">Abstract.</text:h>
      <text:p text:style-name="P1">The Death of the Grand Duchy (DGOD) places the player in the role of a ship scavenger. </text:p>
      <text:p text:style-name="P1">The player comes across a derelict ship registered as the Grand Duchy. There is no record of the ship, but it is in excellent condition. </text:p>
      <text:p text:style-name="P1">The player begins dismantling the ship and starts to find out what happened to it along the wa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3M37S</meta:editing-duration>
    <meta:editing-cycles>13</meta:editing-cycles>
    <meta:generator>OpenOffice.org/3.3$Win32 OpenOffice.org_project/330m20$Build-9567</meta:generator>
    <dc:date>2014-02-12T00:31:10.68</dc:date>
    <meta:document-statistic meta:table-count="0" meta:image-count="0" meta:object-count="0" meta:page-count="3" meta:paragraph-count="6" meta:word-count="70" meta:character-count="377"/>
    <meta:user-defined meta:name="Info 1"/>
    <meta:user-defined meta:name="Info 2"/>
    <meta:user-defined meta:name="Info 3"/>
    <meta:user-defined meta:name="Info 4"/>
  </office:meta>
</office:document-meta>
</file>